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a4ad" officeooo:paragraph-rsid="0016a4ad"/>
    </style:style>
    <style:style style:name="P2" style:family="paragraph" style:parent-style-name="Standard">
      <style:text-properties officeooo:rsid="00182674" officeooo:paragraph-rsid="00182674"/>
    </style:style>
    <style:style style:name="P3" style:family="paragraph" style:parent-style-name="Standard">
      <style:text-properties officeooo:rsid="001a5ac0" officeooo:paragraph-rsid="001a5ac0"/>
    </style:style>
    <style:style style:name="P4" style:family="paragraph" style:parent-style-name="Standard">
      <style:text-properties fo:font-weight="bold" officeooo:rsid="001a5ac0" officeooo:paragraph-rsid="001a5ac0" style:font-weight-asian="bold" style:font-weight-complex="bold"/>
    </style:style>
    <style:style style:name="P5" style:family="paragraph" style:parent-style-name="Standard">
      <style:text-properties fo:font-weight="bold" officeooo:rsid="001ccb15" officeooo:paragraph-rsid="001ccb15" style:font-weight-asian="bold" style:font-weight-complex="bold"/>
    </style:style>
    <style:style style:name="P6" style:family="paragraph" style:parent-style-name="Standard">
      <style:text-properties fo:font-weight="bold" officeooo:rsid="001ccb15" officeooo:paragraph-rsid="0020eb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a5ac0" officeooo:paragraph-rsid="001a5ac0" style:font-size-asian="16pt" style:font-weight-asian="bold" style:font-size-complex="16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a5ac0" officeooo:paragraph-rsid="001b5a3a"/>
    </style:style>
    <style:style style:name="P9" style:family="paragraph" style:parent-style-name="Standard">
      <style:text-properties officeooo:rsid="001b5a3a" officeooo:paragraph-rsid="001b5a3a"/>
    </style:style>
    <style:style style:name="P10" style:family="paragraph" style:parent-style-name="Standard">
      <style:text-properties officeooo:rsid="001ccb15" officeooo:paragraph-rsid="001ccb15"/>
    </style:style>
    <style:style style:name="P11" style:family="paragraph" style:parent-style-name="Standard">
      <style:text-properties fo:font-weight="normal" officeooo:rsid="001ccb15" officeooo:paragraph-rsid="0020eb55" style:font-weight-asian="normal" style:font-weight-complex="normal"/>
    </style:style>
    <style:style style:name="T1" style:family="text">
      <style:text-properties officeooo:rsid="001b5a3a"/>
    </style:style>
    <style:style style:name="T2" style:family="text">
      <style:text-properties officeooo:rsid="00202e22"/>
    </style:style>
    <style:style style:name="T3" style:family="text">
      <style:text-properties officeooo:rsid="0020eb55"/>
    </style:style>
    <style:style style:name="T4" style:family="text">
      <style:text-properties officeooo:rsid="00223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gress Report</text:p>
      <text:p text:style-name="P3"/>
      <text:p text:style-name="P4">Milestone: indicate what will be accomplished by April 23 milestone (9 pm).</text:p>
      <text:p text:style-name="P3">1. A complete sequential program of panoramic stitching.</text:p>
      <text:p text:style-name="P3">2. Complete parallel section profiling to identify potential parallel speedups.</text:p>
      <text:p text:style-name="P3">3. Start some parallel implementation and evaluation.</text:p>
      <text:p text:style-name="P3"/>
      <text:p text:style-name="P8"><text:span text:style-name="T1">Part </text:span>1. A complete sequential program of panoramic stitching <text:span text:style-name="T1">(Completed)</text:span></text:p>
      <text:p text:style-name="P3">Part 1.<text:span text:style-name="T1">1</text:span>. Installing dependencies</text:p>
      <text:p text:style-name="P9"><text:tab/>OpenCV 3.4.1 (with 3-rd library) and CUDA 10.0 are dependencies used for this project. I have configured denpendencies on both local computer and Euler. Installation Instructions are provided as shell script:</text:p>
      <text:p text:style-name="P9"><text:tab/>install_euler.sh</text:p>
      <text:p text:style-name="P9"><text:s text:c="12"/>install_pc.sh</text:p>
      <text:p text:style-name="P1"/>
      <text:p text:style-name="P10">Part1.2. Three sequential programs</text:p>
      <text:p text:style-name="P10"><text:tab/>The first sequential program “stitch.cpp” does panorama stitching for two images.</text:p>
      <text:p text:style-name="P10"><text:tab/>The second sequential program “stitch_multi_seq.cpp” does panorama stitching for more than two images. It stitches multiple <text:s/>images in a sequential manner. For example let plus sign be stitch operation, im<text:span text:style-name="T2">g</text:span>_panorama = ((img1 + img2) + img3) + imag4</text:p>
      <text:p text:style-name="P10"><text:tab/>The third sequential program “stitch_multi_binary.cpp” does exactly the same as second program. However it stitches multiple image <text:span text:style-name="T2">following a binary tree path. E.g. img_panorama <text:s/>= ((img1 + img2) + (img3 + img4))</text:span></text:p>
      <text:p text:style-name="P10"><text:tab/>All programs stitches images horizontally.</text:p>
      <text:p text:style-name="P1"/>
      <text:p text:style-name="P5">Part 2. Program profiling</text:p>
      <text:p text:style-name="P10"><text:tab/>For panorama stitching with two images, I have <text:span text:style-name="T3">identified dependencies in the program and start search parallel programming alternatives to replace functions like feature detection, feature matching, homography computation, etc.</text:span></text:p>
      <text:p text:style-name="P10"><text:tab/>For panorama stitching with more than two images, this problem is essentially a reduction problem. However it is not as trivial as sum reduction, because different reduction method would results in different complexities in feature detection &amp; matching and perspective warping. More details will be included in final report.</text:p>
      <text:p text:style-name="P2"/>
      <text:p text:style-name="P6">Part <text:span text:style-name="T3">3</text:span>. <text:span text:style-name="T4">Parallel program</text:span></text:p>
      <text:p text:style-name="P11"><text:tab/><text:span text:style-name="T4">I have completed “stitch_cuda.cpp” that includes feature detection &amp; matching, perspective warping with GPU. Still working on optimizing RANSAC homograph matrix computation with GPU. Partially completed multiple image stitching with CUD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8:50:40.135286422</meta:creation-date>
    <dc:date>2020-04-22T21:10:31.411246621</dc:date>
    <meta:editing-duration>PT2H58M3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94" meta:character-count="2099" meta:non-whitespace-character-count="1801"/>
  </office:meta>
</office:document-meta>
</file>